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swiss"/>
    <style:font-face style:name="Mangal" svg:font-family="Mangal" style:font-pitch="variable"/>
    <style:font-face style:name="Microsoft YaHei" svg:font-family="'Microsoft YaHei'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 style:list-style-name="">
      <style:paragraph-properties fo:margin-top="0cm" fo:margin-bottom="0.353cm" fo:line-height="115%"/>
    </style:style>
    <style:style style:name="P2" style:family="paragraph" style:parent-style-name="Standard" style:list-style-name="">
      <style:paragraph-properties fo:margin-top="0cm" fo:margin-bottom="0.353cm" fo:line-height="115%"/>
      <style:text-properties fo:font-size="11pt" fo:language="none" fo:country="none" style:font-size-asian="11pt" style:font-size-complex="11pt"/>
    </style:style>
    <style:style style:name="P3" style:family="paragraph" style:parent-style-name="Standard" style:list-style-name="" style:master-page-name="Standard">
      <style:paragraph-properties fo:margin-top="0cm" fo:margin-bottom="0.353cm" fo:line-height="115%" style:page-number="auto"/>
      <style:text-properties fo:font-size="11pt" fo:language="none" fo:country="none" style:font-size-asian="11pt" style:font-size-complex="11pt"/>
    </style:style>
    <style:style style:name="P4" style:family="paragraph" style:parent-style-name="Standard" style:list-style-name="">
      <style:paragraph-properties fo:margin-left="1.27cm" fo:margin-right="0cm" fo:margin-top="0cm" fo:margin-bottom="0.353cm" fo:line-height="115%" fo:text-indent="0cm" style:auto-text-indent="false"/>
      <style:text-properties fo:font-size="11pt" fo:language="none" fo:country="none" style:font-size-asian="11pt" style:font-size-complex="11pt"/>
    </style:style>
    <style:style style:name="P5" style:family="paragraph" style:parent-style-name="Text_20_body" style:list-style-name="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as Ziel ist eine geschlossene Schichtenarchitektur zu haben und die Teilsysteme möglichst mit geringer Kopplung und hoher Kohäsion zu realisieren.</text:p>
      <text:p text:style-name="P1"/>
      <text:p text:style-name="P2">de.dezibel-music.gui:</text:p>
      <text:p text:style-name="P4">grafische Oberfläche</text:p>
      <text:p text:style-name="P4">Klassen:</text:p>
      <text:p text:style-name="P4">AdsPanel, AlbumMediaTableModel, AlbumPanel, AlbumTableModel, ApplicationDialog, ApplicationToArtistTableModel, ApplicationToLabelTableModel, ArtistTableModel, CommentDialog, CommentTableModel, ContextMenu, CreateAlbumDialog, DezibelColor, DezibelFont, DezibelPanel, DragablePanel, FavoritesTableModel, FollowerTableModel, LabelProfilPanel, LabelProfilModel, LoginPanel, MediaTableModel, MediumPanel, MenuItem, MyListsPanel, MyListsTableModel, NewsDialog, NewsPanel, NewsPanelTableModel, NewsSidePanel, NewsSideTableModel, PlayerPanel, PlaylistMediaTableModel, PlaylistPanel, ProfilPanel, RecommendationsTableModel, RegistrationPanel, SearchPanel, TextAreaCellRenderer, UploadDialog, UserTableModel</text:p>
      <text:p text:style-name="P2">de.dezibel-music.player:</text:p>
      <text:p text:style-name="P4">Paket für den Mediaplayer</text:p>
      <text:p text:style-name="P4">Klassen:</text:p>
      <text:p text:style-name="P4">Player, PlayerObserver</text:p>
      <text:p text:style-name="P2">de.dezibel-music.control:</text:p>
      <text:p text:style-name="P4">enthält die Kontrollklassen (Logikschicht)</text:p>
      <text:p text:style-name="P4">Klassen:</text:p>
      <text:p text:style-name="P4">AdminControl, AdsControl, AlbumControl, AlbumNameComparator, ApplicationControl, CommentControl, HashGenerator, LabelControl, LabelNameComparator, LoginControl, MediumNameComparator, MediumRatingComparator, MediumUploadDateComparator, NewsControl, NewsDateComparator, PlaylistControl, PlaylistObserver, ProfileControl, RegistrationControl, SaveControl, Search, UploadControl, UserNameComparator</text:p>
      <text:p text:style-name="P2">de.dezibel-music.data:</text:p>
      <text:p text:style-name="P4">enthält die Entitätsklassen, also die Daten des Systems</text:p>
      <text:p text:style-name="P4">Klassen:</text:p>
      <text:p text:style-name="P4"><text:soft-page-break/>Album, Application, Comment, Commentable, Database, Genre, Label, Lockable, Medium, News, Playlist, Rating, User</text:p>
      <text:p text:style-name="P2">de.dezibel-music.io:</text:p>
      <text:p text:style-name="P4">enthält Klassen zur Serialisierung und Deserialisierung der Entitätsklassen</text:p>
      <text:p text:style-name="P4">Klassen:</text:p>
      <text:p text:style-name="P5"><text:tab/>FileMover, ImageLoader, MailUtil, MediumLoader, XStreamAdap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swiss"/>
    <style:font-face style:name="Mangal" svg:font-family="Mangal" style:font-pitch="variable"/>
    <style:font-face style:name="Microsoft YaHei" svg:font-family="'Microsoft YaHei'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Calibri" fo:font-size="12pt" fo:language="de" fo:country="DE" style:letter-kerning="true" style:font-name-asian="Calibri" style:font-size-asian="12pt" style:language-asian="zh" style:country-asian="CN" style:font-name-complex="Calib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use-window-font-color="true" style:font-name="Calibri" fo:font-size="12pt" fo:language="de" fo:country="DE" style:letter-kerning="true" style:font-name-asian="Calibri" style:font-size-asian="12pt" style:language-asian="zh" style:country-asian="CN" style:font-name-complex="Calibri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2pt" style:font-name-complex="Mangal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size-asian="12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/>
      <style:text-properties fo:font-style="italic" style:font-size-asian="12pt" style:font-style-asian="italic" style:font-name-complex="Mangal1" style:font-style-complex="italic"/>
    </style:style>
    <style:style style:name="Index" style:family="paragraph" style:parent-style-name="Standard" style:class="index">
      <style:text-properties style:font-size-asian="12pt" style:font-name-complex="Mangal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1" meta:word-count="140" meta:character-count="1804"/>
    <meta:generator>OpenOffice.org/3.4$Win32 OpenOffice.org_project/340m1$Build-9590</meta:generator>
  </office:meta>
</office:document-meta>
</file>